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72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 table:style-name="ce1" office:value-type="string" calcext:value-type="string">
            <text:p>Average service time server 0</text:p>
          </table:table-cell>
          <table:table-cell table:style-name="ce1" office:value-type="string" calcext:value-type="string">
            <text:p>Utilization server 0</text:p>
          </table:table-cell>
          <table:table-cell table:style-name="ce1" office:value-type="string" calcext:value-type="string">
            <text:p>Average service time server 1</text:p>
          </table:table-cell>
          <table:table-cell table:style-name="ce1" office:value-type="string" calcext:value-type="string">
            <text:p>Utilization server 1</text:p>
          </table:table-cell>
          <table:table-cell table:style-name="ce1" office:value-type="string" calcext:value-type="string">
            <text:p>Average service time server 2</text:p>
          </table:table-cell>
          <table:table-cell table:style-name="ce1" office:value-type="string" calcext:value-type="string">
            <text:p>Utilization server 2</text:p>
          </table:table-cell>
          <table:table-cell table:style-name="ce1" office:value-type="string" calcext:value-type="string">
            <text:p>Average interarrival time</text:p>
          </table:table-cell>
          <table:table-cell table:style-name="ce1" office:value-type="string" calcext:value-type="string">
            <text:p>People who had to wait in line</text:p>
          </table:table-cell>
          <table:table-cell table:style-name="ce1" office:value-type="string" calcext:value-type="string">
            <text:p>Total average wait time</text:p>
          </table:table-cell>
          <table:table-cell table:style-name="ce1" office:value-type="string" calcext:value-type="string">
            <text:p>Lost Customers</text:p>
          </table:table-cell>
          <table:table-cell table:style-name="ce1" office:value-type="string" calcext:value-type="string">
            <text:p>Users Finish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4617137750123" calcext:value-type="float">
            <text:p>0.734617137750123</text:p>
          </table:table-cell>
          <table:table-cell office:value-type="float" office:value="0.990935747423461" calcext:value-type="float">
            <text:p>0.990935747423461</text:p>
          </table:table-cell>
          <table:table-cell office:value-type="float" office:value="0.692389983310016" calcext:value-type="float">
            <text:p>0.692389983310016</text:p>
          </table:table-cell>
          <table:table-cell office:value-type="float" office:value="0.996753822605638" calcext:value-type="float">
            <text:p>0.996753822605638</text:p>
          </table:table-cell>
          <table:table-cell office:value-type="float" office:value="0.434808514203463" calcext:value-type="float">
            <text:p>0.434808514203463</text:p>
          </table:table-cell>
          <table:table-cell office:value-type="float" office:value="0.934945384705512" calcext:value-type="float">
            <text:p>0.934945384705512</text:p>
          </table:table-cell>
          <table:table-cell office:value-type="float" office:value="1.05775277618351" calcext:value-type="float">
            <text:p>1.05775277618351</text:p>
          </table:table-cell>
          <table:table-cell office:value-type="float" office:value="142" calcext:value-type="float">
            <text:p>142</text:p>
          </table:table-cell>
          <table:table-cell table:formula="of:=26063.3584264718/300" office:value-type="float" office:value="86.8778614215727" calcext:value-type="float">
            <text:p>86.8778614215727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028924563137" calcext:value-type="float">
            <text:p>0.689028924563137</text:p>
          </table:table-cell>
          <table:table-cell office:value-type="float" office:value="1.00866346788248" calcext:value-type="float">
            <text:p>1.00866346788248</text:p>
          </table:table-cell>
          <table:table-cell office:value-type="float" office:value="0.724329474375933" calcext:value-type="float">
            <text:p>0.724329474375933</text:p>
          </table:table-cell>
          <table:table-cell office:value-type="float" office:value="0.945927850642501" calcext:value-type="float">
            <text:p>0.945927850642501</text:p>
          </table:table-cell>
          <table:table-cell office:value-type="float" office:value="0.537432853739158" calcext:value-type="float">
            <text:p>0.537432853739158</text:p>
          </table:table-cell>
          <table:table-cell office:value-type="float" office:value="0.975986150885228" calcext:value-type="float">
            <text:p>0.975986150885228</text:p>
          </table:table-cell>
          <table:table-cell office:value-type="float" office:value="1.01678905123879" calcext:value-type="float">
            <text:p>1.01678905123879</text:p>
          </table:table-cell>
          <table:table-cell office:value-type="float" office:value="119" calcext:value-type="float">
            <text:p>119</text:p>
          </table:table-cell>
          <table:table-cell table:formula="of:=21593.2478224797/300" office:value-type="float" office:value="71.977492741599" calcext:value-type="float">
            <text:p>71.977492741599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101678568088" calcext:value-type="float">
            <text:p>0.674101678568088</text:p>
          </table:table-cell>
          <table:table-cell office:value-type="float" office:value="1.00124661871527" calcext:value-type="float">
            <text:p>1.00124661871527</text:p>
          </table:table-cell>
          <table:table-cell office:value-type="float" office:value="0.701607888394938" calcext:value-type="float">
            <text:p>0.701607888394938</text:p>
          </table:table-cell>
          <table:table-cell office:value-type="float" office:value="0.902180162836611" calcext:value-type="float">
            <text:p>0.902180162836611</text:p>
          </table:table-cell>
          <table:table-cell office:value-type="float" office:value="0.470462937654052" calcext:value-type="float">
            <text:p>0.470462937654052</text:p>
          </table:table-cell>
          <table:table-cell office:value-type="float" office:value="0.973766975240483" calcext:value-type="float">
            <text:p>0.973766975240483</text:p>
          </table:table-cell>
          <table:table-cell office:value-type="float" office:value="0.953168284430566" calcext:value-type="float">
            <text:p>0.953168284430566</text:p>
          </table:table-cell>
          <table:table-cell office:value-type="float" office:value="124" calcext:value-type="float">
            <text:p>124</text:p>
          </table:table-cell>
          <table:table-cell table:formula="of:=19376.1396515265/300" office:value-type="float" office:value="64.587132171755" calcext:value-type="float">
            <text:p>64.587132171755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473702066189" calcext:value-type="float">
            <text:p>0.71473702066189</text:p>
          </table:table-cell>
          <table:table-cell office:value-type="float" office:value="1.00783080276545" calcext:value-type="float">
            <text:p>1.00783080276545</text:p>
          </table:table-cell>
          <table:table-cell office:value-type="float" office:value="0.701823802072593" calcext:value-type="float">
            <text:p>0.701823802072593</text:p>
          </table:table-cell>
          <table:table-cell office:value-type="float" office:value="0.881748918251032" calcext:value-type="float">
            <text:p>0.881748918251032</text:p>
          </table:table-cell>
          <table:table-cell office:value-type="float" office:value="0.56848394077076" calcext:value-type="float">
            <text:p>0.56848394077076</text:p>
          </table:table-cell>
          <table:table-cell office:value-type="float" office:value="0.944575923919904" calcext:value-type="float">
            <text:p>0.944575923919904</text:p>
          </table:table-cell>
          <table:table-cell office:value-type="float" office:value="1.01804627894665" calcext:value-type="float">
            <text:p>1.01804627894665</text:p>
          </table:table-cell>
          <table:table-cell office:value-type="float" office:value="112" calcext:value-type="float">
            <text:p>112</text:p>
          </table:table-cell>
          <table:table-cell table:formula="of:=23244.7629769402/300" office:value-type="float" office:value="77.4825432564673" calcext:value-type="float">
            <text:p>77.4825432564673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62067465528" calcext:value-type="float">
            <text:p>0.622162067465528</text:p>
          </table:table-cell>
          <table:table-cell office:value-type="float" office:value="0.995077035090013" calcext:value-type="float">
            <text:p>0.995077035090013</text:p>
          </table:table-cell>
          <table:table-cell office:value-type="float" office:value="0.720466371023959" calcext:value-type="float">
            <text:p>0.720466371023959</text:p>
          </table:table-cell>
          <table:table-cell office:value-type="float" office:value="0.850444579028693" calcext:value-type="float">
            <text:p>0.850444579028693</text:p>
          </table:table-cell>
          <table:table-cell office:value-type="float" office:value="0.412370792475867" calcext:value-type="float">
            <text:p>0.412370792475867</text:p>
          </table:table-cell>
          <table:table-cell office:value-type="float" office:value="0.990559517129492" calcext:value-type="float">
            <text:p>0.990559517129492</text:p>
          </table:table-cell>
          <table:table-cell office:value-type="float" office:value="1.04452837586605" calcext:value-type="float">
            <text:p>1.04452837586605</text:p>
          </table:table-cell>
          <table:table-cell office:value-type="float" office:value="134" calcext:value-type="float">
            <text:p>134</text:p>
          </table:table-cell>
          <table:table-cell table:formula="of:=24129.8931031767/300" office:value-type="float" office:value="80.432977010589" calcext:value-type="float">
            <text:p>80.43297701058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838019170319" calcext:value-type="float">
            <text:p>0.677838019170319</text:p>
          </table:table-cell>
          <table:table-cell office:value-type="float" office:value="0.993370271945947" calcext:value-type="float">
            <text:p>0.993370271945947</text:p>
          </table:table-cell>
          <table:table-cell office:value-type="float" office:value="0.729485712543262" calcext:value-type="float">
            <text:p>0.729485712543262</text:p>
          </table:table-cell>
          <table:table-cell office:value-type="float" office:value="0.892124314784524" calcext:value-type="float">
            <text:p>0.892124314784524</text:p>
          </table:table-cell>
          <table:table-cell office:value-type="float" office:value="0.531376117880411" calcext:value-type="float">
            <text:p>0.531376117880411</text:p>
          </table:table-cell>
          <table:table-cell office:value-type="float" office:value="0.994334741177934" calcext:value-type="float">
            <text:p>0.994334741177934</text:p>
          </table:table-cell>
          <table:table-cell office:value-type="float" office:value="1.03463686387301" calcext:value-type="float">
            <text:p>1.03463686387301</text:p>
          </table:table-cell>
          <table:table-cell office:value-type="float" office:value="103" calcext:value-type="float">
            <text:p>103</text:p>
          </table:table-cell>
          <table:table-cell table:formula="of:=19979.9106330745/300" office:value-type="float" office:value="66.5997021102483" calcext:value-type="float">
            <text:p>66.5997021102483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954440409252" calcext:value-type="float">
            <text:p>0.746954440409252</text:p>
          </table:table-cell>
          <table:table-cell office:value-type="float" office:value="1.00307380960634" calcext:value-type="float">
            <text:p>1.00307380960634</text:p>
          </table:table-cell>
          <table:table-cell office:value-type="float" office:value="0.71004115885135" calcext:value-type="float">
            <text:p>0.71004115885135</text:p>
          </table:table-cell>
          <table:table-cell office:value-type="float" office:value="0.972714130862341" calcext:value-type="float">
            <text:p>0.972714130862341</text:p>
          </table:table-cell>
          <table:table-cell office:value-type="float" office:value="0.57586302860619" calcext:value-type="float">
            <text:p>0.57586302860619</text:p>
          </table:table-cell>
          <table:table-cell office:value-type="float" office:value="0.94235426759416" calcext:value-type="float">
            <text:p>0.94235426759416</text:p>
          </table:table-cell>
          <table:table-cell office:value-type="float" office:value="1.08108045177656" calcext:value-type="float">
            <text:p>1.08108045177656</text:p>
          </table:table-cell>
          <table:table-cell office:value-type="float" office:value="118" calcext:value-type="float">
            <text:p>118</text:p>
          </table:table-cell>
          <table:table-cell table:formula="of:=18673.1611126967/300" office:value-type="float" office:value="62.2438703756557" calcext:value-type="float">
            <text:p>62.2438703756557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43374660507" calcext:value-type="float">
            <text:p>0.70643374660507</text:p>
          </table:table-cell>
          <table:table-cell office:value-type="float" office:value="0.991854922767975" calcext:value-type="float">
            <text:p>0.991854922767975</text:p>
          </table:table-cell>
          <table:table-cell office:value-type="float" office:value="0.737094485382729" calcext:value-type="float">
            <text:p>0.737094485382729</text:p>
          </table:table-cell>
          <table:table-cell office:value-type="float" office:value="0.877474132128821" calcext:value-type="float">
            <text:p>0.877474132128821</text:p>
          </table:table-cell>
          <table:table-cell office:value-type="float" office:value="0.526615617728648" calcext:value-type="float">
            <text:p>0.526615617728648</text:p>
          </table:table-cell>
          <table:table-cell office:value-type="float" office:value="0.978709833198563" calcext:value-type="float">
            <text:p>0.978709833198563</text:p>
          </table:table-cell>
          <table:table-cell office:value-type="float" office:value="0.989515245109424" calcext:value-type="float">
            <text:p>0.989515245109424</text:p>
          </table:table-cell>
          <table:table-cell office:value-type="float" office:value="120" calcext:value-type="float">
            <text:p>120</text:p>
          </table:table-cell>
          <table:table-cell table:formula="of:=20939.8893892716/300" office:value-type="float" office:value="69.799631297572" calcext:value-type="float">
            <text:p>69.799631297572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505826196041" calcext:value-type="float">
            <text:p>0.699505826196041</text:p>
          </table:table-cell>
          <table:table-cell office:value-type="float" office:value="0.993199204936218" calcext:value-type="float">
            <text:p>0.993199204936218</text:p>
          </table:table-cell>
          <table:table-cell office:value-type="float" office:value="0.836113631956921" calcext:value-type="float">
            <text:p>0.836113631956921</text:p>
          </table:table-cell>
          <table:table-cell office:value-type="float" office:value="0.826872791319811" calcext:value-type="float">
            <text:p>0.826872791319811</text:p>
          </table:table-cell>
          <table:table-cell office:value-type="float" office:value="0.432369649771265" calcext:value-type="float">
            <text:p>0.432369649771265</text:p>
          </table:table-cell>
          <table:table-cell office:value-type="float" office:value="0.987618422361022" calcext:value-type="float">
            <text:p>0.987618422361022</text:p>
          </table:table-cell>
          <table:table-cell office:value-type="float" office:value="0.983569169347156" calcext:value-type="float">
            <text:p>0.983569169347156</text:p>
          </table:table-cell>
          <table:table-cell office:value-type="float" office:value="140" calcext:value-type="float">
            <text:p>140</text:p>
          </table:table-cell>
          <table:table-cell table:formula="of:=21255.341144505/300" office:value-type="float" office:value="70.85113714835" calcext:value-type="float">
            <text:p>70.85113714835</text:p>
          </table:table-cell>
          <table:table-cell office:value-type="float" office:value="31" calcext:value-type="float">
            <text:p>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09847123474" calcext:value-type="float">
            <text:p>0.667809847123474</text:p>
          </table:table-cell>
          <table:table-cell office:value-type="float" office:value="1.00463948101464" calcext:value-type="float">
            <text:p>1.00463948101464</text:p>
          </table:table-cell>
          <table:table-cell office:value-type="float" office:value="0.97741567256684" calcext:value-type="float">
            <text:p>0.97741567256684</text:p>
          </table:table-cell>
          <table:table-cell office:value-type="float" office:value="0.672184132903022" calcext:value-type="float">
            <text:p>0.672184132903022</text:p>
          </table:table-cell>
          <table:table-cell office:value-type="float" office:value="0.52649178504825" calcext:value-type="float">
            <text:p>0.52649178504825</text:p>
          </table:table-cell>
          <table:table-cell office:value-type="float" office:value="0.970580332148683" calcext:value-type="float">
            <text:p>0.970580332148683</text:p>
          </table:table-cell>
          <table:table-cell office:value-type="float" office:value="0.958899283931802" calcext:value-type="float">
            <text:p>0.958899283931802</text:p>
          </table:table-cell>
          <table:table-cell office:value-type="float" office:value="109" calcext:value-type="float">
            <text:p>109</text:p>
          </table:table-cell>
          <table:table-cell table:formula="of:=18664.5283524549/300" office:value-type="float" office:value="62.215094508183" calcext:value-type="float">
            <text:p>62.215094508183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Average service time server 0</text:p>
          </table:table-cell>
          <table:table-cell table:style-name="ce1" office:value-type="string" calcext:value-type="string">
            <text:p>Utilization server 0</text:p>
          </table:table-cell>
          <table:table-cell table:style-name="ce1" office:value-type="string" calcext:value-type="string">
            <text:p>Average service time server 1</text:p>
          </table:table-cell>
          <table:table-cell table:style-name="ce1" office:value-type="string" calcext:value-type="string">
            <text:p>Utilization server 1</text:p>
          </table:table-cell>
          <table:table-cell table:style-name="ce1" office:value-type="string" calcext:value-type="string">
            <text:p>Average service time server 2</text:p>
          </table:table-cell>
          <table:table-cell table:style-name="ce1" office:value-type="string" calcext:value-type="string">
            <text:p>Utilization server 2</text:p>
          </table:table-cell>
          <table:table-cell table:style-name="ce1" office:value-type="string" calcext:value-type="string">
            <text:p>Average interarrival time</text:p>
          </table:table-cell>
          <table:table-cell table:style-name="ce1" office:value-type="string" calcext:value-type="string">
            <text:p>People who had to wait in line</text:p>
          </table:table-cell>
          <table:table-cell table:style-name="ce1" office:value-type="string" calcext:value-type="string">
            <text:p>Total average wait time</text:p>
          </table:table-cell>
          <table:table-cell table:style-name="ce1" office:value-type="string" calcext:value-type="string">
            <text:p>Lost Customers</text:p>
          </table:table-cell>
          <table:table-cell table:style-name="ce1" office:value-type="string" calcext:value-type="string">
            <text:p>Users Finished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677644754551907" calcext:value-type="float">
            <text:p>0.677644754551907</text:p>
          </table:table-cell>
          <table:table-cell office:value-type="float" office:value="1.00441473046118" calcext:value-type="float">
            <text:p>1.00441473046118</text:p>
          </table:table-cell>
          <table:table-cell office:value-type="float" office:value="0.75781670501019" calcext:value-type="float">
            <text:p>0.75781670501019</text:p>
          </table:table-cell>
          <table:table-cell office:value-type="float" office:value="0.858236383156029" calcext:value-type="float">
            <text:p>0.858236383156029</text:p>
          </table:table-cell>
          <table:table-cell office:value-type="float" office:value="0.496904327429877" calcext:value-type="float">
            <text:p>0.496904327429877</text:p>
          </table:table-cell>
          <table:table-cell office:value-type="float" office:value="0.97404683577567" calcext:value-type="float">
            <text:p>0.97404683577567</text:p>
          </table:table-cell>
          <table:table-cell office:value-type="float" office:value="1.1019099613388" calcext:value-type="float">
            <text:p>1.1019099613388</text:p>
          </table:table-cell>
          <table:table-cell office:value-type="float" office:value="130" calcext:value-type="float">
            <text:p>130</text:p>
          </table:table-cell>
          <table:table-cell office:value-type="float" office:value="24315.3969068943" calcext:value-type="float">
            <text:p>24315.3969068943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672197284701845" calcext:value-type="float">
            <text:p>0.672197284701845</text:p>
          </table:table-cell>
          <table:table-cell office:value-type="float" office:value="0.993890924294103" calcext:value-type="float">
            <text:p>0.993890924294103</text:p>
          </table:table-cell>
          <table:table-cell office:value-type="float" office:value="0.845200642140013" calcext:value-type="float">
            <text:p>0.845200642140013</text:p>
          </table:table-cell>
          <table:table-cell office:value-type="float" office:value="0.761444863677262" calcext:value-type="float">
            <text:p>0.761444863677262</text:p>
          </table:table-cell>
          <table:table-cell office:value-type="float" office:value="0.410340873912747" calcext:value-type="float">
            <text:p>0.410340873912747</text:p>
          </table:table-cell>
          <table:table-cell office:value-type="float" office:value="0.98584386301256" calcext:value-type="float">
            <text:p>0.98584386301256</text:p>
          </table:table-cell>
          <table:table-cell office:value-type="float" office:value="1.08767653703248" calcext:value-type="float">
            <text:p>1.08767653703248</text:p>
          </table:table-cell>
          <table:table-cell office:value-type="float" office:value="141" calcext:value-type="float">
            <text:p>141</text:p>
          </table:table-cell>
          <table:table-cell office:value-type="float" office:value="26428.5202285541" calcext:value-type="float">
            <text:p>26428.5202285541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683850217274127" calcext:value-type="float">
            <text:p>0.683850217274127</text:p>
          </table:table-cell>
          <table:table-cell office:value-type="float" office:value="0.977083753616991" calcext:value-type="float">
            <text:p>0.977083753616991</text:p>
          </table:table-cell>
          <table:table-cell office:value-type="float" office:value="0.781667973907909" calcext:value-type="float">
            <text:p>0.781667973907909</text:p>
          </table:table-cell>
          <table:table-cell office:value-type="float" office:value="0.829792830406664" calcext:value-type="float">
            <text:p>0.829792830406664</text:p>
          </table:table-cell>
          <table:table-cell office:value-type="float" office:value="0.454938109111792" calcext:value-type="float">
            <text:p>0.454938109111792</text:p>
          </table:table-cell>
          <table:table-cell office:value-type="float" office:value="0.967209092639231" calcext:value-type="float">
            <text:p>0.967209092639231</text:p>
          </table:table-cell>
          <table:table-cell office:value-type="float" office:value="1.02268014641513" calcext:value-type="float">
            <text:p>1.02268014641513</text:p>
          </table:table-cell>
          <table:table-cell office:value-type="float" office:value="135" calcext:value-type="float">
            <text:p>135</text:p>
          </table:table-cell>
          <table:table-cell office:value-type="float" office:value="22757.4277885399" calcext:value-type="float">
            <text:p>22757.4277885399</text:p>
          </table:table-cell>
          <table:table-cell office:value-type="float" office:value="27" calcext:value-type="float">
            <text:p>27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701174730403824" calcext:value-type="float">
            <text:p>0.701174730403824</text:p>
          </table:table-cell>
          <table:table-cell office:value-type="float" office:value="0.983001511340342" calcext:value-type="float">
            <text:p>0.983001511340342</text:p>
          </table:table-cell>
          <table:table-cell office:value-type="float" office:value="0.8910500537486" calcext:value-type="float">
            <text:p>0.8910500537486</text:p>
          </table:table-cell>
          <table:table-cell office:value-type="float" office:value="0.766268888259631" calcext:value-type="float">
            <text:p>0.766268888259631</text:p>
          </table:table-cell>
          <table:table-cell office:value-type="float" office:value="0.525902882811302" calcext:value-type="float">
            <text:p>0.525902882811302</text:p>
          </table:table-cell>
          <table:table-cell office:value-type="float" office:value="0.972192740445188" calcext:value-type="float">
            <text:p>0.972192740445188</text:p>
          </table:table-cell>
          <table:table-cell office:value-type="float" office:value="1.03009648915028" calcext:value-type="float">
            <text:p>1.03009648915028</text:p>
          </table:table-cell>
          <table:table-cell office:value-type="float" office:value="122" calcext:value-type="float">
            <text:p>122</text:p>
          </table:table-cell>
          <table:table-cell office:value-type="float" office:value="21681.6589531851" calcext:value-type="float">
            <text:p>21681.6589531851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784268612331563" calcext:value-type="float">
            <text:p>0.784268612331563</text:p>
          </table:table-cell>
          <table:table-cell office:value-type="float" office:value="1.01007606742841" calcext:value-type="float">
            <text:p>1.01007606742841</text:p>
          </table:table-cell>
          <table:table-cell office:value-type="float" office:value="0.834888100443884" calcext:value-type="float">
            <text:p>0.834888100443884</text:p>
          </table:table-cell>
          <table:table-cell office:value-type="float" office:value="0.917356951560091" calcext:value-type="float">
            <text:p>0.917356951560091</text:p>
          </table:table-cell>
          <table:table-cell office:value-type="float" office:value="0.512679861286147" calcext:value-type="float">
            <text:p>0.512679861286147</text:p>
          </table:table-cell>
          <table:table-cell office:value-type="float" office:value="0.988607658238487" calcext:value-type="float">
            <text:p>0.988607658238487</text:p>
          </table:table-cell>
          <table:table-cell office:value-type="float" office:value="0.887855491579082" calcext:value-type="float">
            <text:p>0.887855491579082</text:p>
          </table:table-cell>
          <table:table-cell office:value-type="float" office:value="141" calcext:value-type="float">
            <text:p>141</text:p>
          </table:table-cell>
          <table:table-cell office:value-type="float" office:value="22357.7922930921" calcext:value-type="float">
            <text:p>22357.7922930921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621715807120939" calcext:value-type="float">
            <text:p>0.621715807120939</text:p>
          </table:table-cell>
          <table:table-cell office:value-type="float" office:value="0.99735690649224" calcext:value-type="float">
            <text:p>0.99735690649224</text:p>
          </table:table-cell>
          <table:table-cell office:value-type="float" office:value="0.938250879105197" calcext:value-type="float">
            <text:p>0.938250879105197</text:p>
          </table:table-cell>
          <table:table-cell office:value-type="float" office:value="0.657209836214297" calcext:value-type="float">
            <text:p>0.657209836214297</text:p>
          </table:table-cell>
          <table:table-cell office:value-type="float" office:value="0.472394051854868" calcext:value-type="float">
            <text:p>0.472394051854868</text:p>
          </table:table-cell>
          <table:table-cell office:value-type="float" office:value="0.984462894387748" calcext:value-type="float">
            <text:p>0.984462894387748</text:p>
          </table:table-cell>
          <table:table-cell office:value-type="float" office:value="0.967628700908463" calcext:value-type="float">
            <text:p>0.967628700908463</text:p>
          </table:table-cell>
          <table:table-cell office:value-type="float" office:value="113" calcext:value-type="float">
            <text:p>113</text:p>
          </table:table-cell>
          <table:table-cell office:value-type="float" office:value="21281.4361809473" calcext:value-type="float">
            <text:p>21281.4361809473</text:p>
          </table:table-cell>
          <table:table-cell office:value-type="float" office:value="49" calcext:value-type="float">
            <text:p>4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707352177726312" calcext:value-type="float">
            <text:p>0.707352177726312</text:p>
          </table:table-cell>
          <table:table-cell office:value-type="float" office:value="1.00374003237691" calcext:value-type="float">
            <text:p>1.00374003237691</text:p>
          </table:table-cell>
          <table:table-cell office:value-type="float" office:value="0.824452300250827" calcext:value-type="float">
            <text:p>0.824452300250827</text:p>
          </table:table-cell>
          <table:table-cell office:value-type="float" office:value="0.838631137781654" calcext:value-type="float">
            <text:p>0.838631137781654</text:p>
          </table:table-cell>
          <table:table-cell office:value-type="float" office:value="0.557281163957808" calcext:value-type="float">
            <text:p>0.557281163957808</text:p>
          </table:table-cell>
          <table:table-cell office:value-type="float" office:value="0.987213133548153" calcext:value-type="float">
            <text:p>0.987213133548153</text:p>
          </table:table-cell>
          <table:table-cell office:value-type="float" office:value="0.896716522692623" calcext:value-type="float">
            <text:p>0.896716522692623</text:p>
          </table:table-cell>
          <table:table-cell office:value-type="float" office:value="108" calcext:value-type="float">
            <text:p>108</text:p>
          </table:table-cell>
          <table:table-cell office:value-type="float" office:value="17957.0050233691" calcext:value-type="float">
            <text:p>17957.0050233691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623060239263231" calcext:value-type="float">
            <text:p>0.623060239263231</text:p>
          </table:table-cell>
          <table:table-cell office:value-type="float" office:value="1.00179943736518" calcext:value-type="float">
            <text:p>1.00179943736518</text:p>
          </table:table-cell>
          <table:table-cell office:value-type="float" office:value="0.815461156943993" calcext:value-type="float">
            <text:p>0.815461156943993</text:p>
          </table:table-cell>
          <table:table-cell office:value-type="float" office:value="0.740742226918041" calcext:value-type="float">
            <text:p>0.740742226918041</text:p>
          </table:table-cell>
          <table:table-cell office:value-type="float" office:value="0.583949484927832" calcext:value-type="float">
            <text:p>0.583949484927832</text:p>
          </table:table-cell>
          <table:table-cell office:value-type="float" office:value="0.948214388752534" calcext:value-type="float">
            <text:p>0.948214388752534</text:p>
          </table:table-cell>
          <table:table-cell office:value-type="float" office:value="0.993300990452957" calcext:value-type="float">
            <text:p>0.993300990452957</text:p>
          </table:table-cell>
          <table:table-cell office:value-type="float" office:value="86" calcext:value-type="float">
            <text:p>86</text:p>
          </table:table-cell>
          <table:table-cell office:value-type="float" office:value="18811.7778983016" calcext:value-type="float">
            <text:p>18811.7778983016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678499216317087" calcext:value-type="float">
            <text:p>0.678499216317087</text:p>
          </table:table-cell>
          <table:table-cell office:value-type="float" office:value="1.00273038720298" calcext:value-type="float">
            <text:p>1.00273038720298</text:p>
          </table:table-cell>
          <table:table-cell office:value-type="float" office:value="0.777709175556218" calcext:value-type="float">
            <text:p>0.777709175556218</text:p>
          </table:table-cell>
          <table:table-cell office:value-type="float" office:value="0.794426745784972" calcext:value-type="float">
            <text:p>0.794426745784972</text:p>
          </table:table-cell>
          <table:table-cell office:value-type="float" office:value="0.605594371195067" calcext:value-type="float">
            <text:p>0.605594371195067</text:p>
          </table:table-cell>
          <table:table-cell office:value-type="float" office:value="0.941264471773039" calcext:value-type="float">
            <text:p>0.941264471773039</text:p>
          </table:table-cell>
          <table:table-cell office:value-type="float" office:value="0.906393843710467" calcext:value-type="float">
            <text:p>0.906393843710467</text:p>
          </table:table-cell>
          <table:table-cell office:value-type="float" office:value="96" calcext:value-type="float">
            <text:p>96</text:p>
          </table:table-cell>
          <table:table-cell office:value-type="float" office:value="17575.1692425402" calcext:value-type="float">
            <text:p>17575.1692425402</text:p>
          </table:table-cell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703131326905437" calcext:value-type="float">
            <text:p>0.703131326905437</text:p>
          </table:table-cell>
          <table:table-cell office:value-type="float" office:value="1.00437545264745" calcext:value-type="float">
            <text:p>1.00437545264745</text:p>
          </table:table-cell>
          <table:table-cell office:value-type="float" office:value="0.768518050495292" calcext:value-type="float">
            <text:p>0.768518050495292</text:p>
          </table:table-cell>
          <table:table-cell office:value-type="float" office:value="0.890791357207907" calcext:value-type="float">
            <text:p>0.890791357207907</text:p>
          </table:table-cell>
          <table:table-cell office:value-type="float" office:value="0.496502712697741" calcext:value-type="float">
            <text:p>0.496502712697741</text:p>
          </table:table-cell>
          <table:table-cell office:value-type="float" office:value="0.957918965305925" calcext:value-type="float">
            <text:p>0.957918965305925</text:p>
          </table:table-cell>
          <table:table-cell office:value-type="float" office:value="0.925128966220932" calcext:value-type="float">
            <text:p>0.925128966220932</text:p>
          </table:table-cell>
          <table:table-cell office:value-type="float" office:value="124" calcext:value-type="float">
            <text:p>124</text:p>
          </table:table-cell>
          <table:table-cell office:value-type="float" office:value="20285.5055577228" calcext:value-type="float">
            <text:p>20285.5055577228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2" table:number-rows-repeated="11">
          <table:table-cell table:number-columns-repeated="16"/>
        </table:table-row>
        <table:table-row table:style-name="ro1">
          <table:table-cell table:number-columns-repeated="4"/>
          <table:table-cell table:style-name="ce1" office:value-type="float" office:value="0" calcext:value-type="float">
            <text:p>0</text:p>
          </table:table-cell>
          <table:table-cell office:value-type="float" office:value="0.703131326905437" calcext:value-type="float">
            <text:p>0.703131326905437</text:p>
          </table:table-cell>
          <table:table-cell office:value-type="float" office:value="1.00437545264745" calcext:value-type="float">
            <text:p>1.00437545264745</text:p>
          </table:table-cell>
          <table:table-cell office:value-type="float" office:value="0.768518050495292" calcext:value-type="float">
            <text:p>0.768518050495292</text:p>
          </table:table-cell>
          <table:table-cell office:value-type="float" office:value="0.890791357207907" calcext:value-type="float">
            <text:p>0.890791357207907</text:p>
          </table:table-cell>
          <table:table-cell office:value-type="float" office:value="0.496502712697741" calcext:value-type="float">
            <text:p>0.496502712697741</text:p>
          </table:table-cell>
          <table:table-cell office:value-type="float" office:value="0.957918965305925" calcext:value-type="float">
            <text:p>0.957918965305925</text:p>
          </table:table-cell>
          <table:table-cell office:value-type="float" office:value="0.925128966220932" calcext:value-type="float">
            <text:p>0.925128966220932</text:p>
          </table:table-cell>
          <table:table-cell office:value-type="float" office:value="124" calcext:value-type="float">
            <text:p>124</text:p>
          </table:table-cell>
          <table:table-cell office:value-type="float" office:value="20285.5055577228" calcext:value-type="float">
            <text:p>20285.5055577228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0:47:24.000500392</meta:creation-date>
    <dc:date>2021-12-13T01:14:16.461069692</dc:date>
    <meta:editing-duration>PT16M42S</meta:editing-duration>
    <meta:editing-cycles>2</meta:editing-cycles>
    <meta:generator>LibreOffice/6.4.7.2$Linux_X86_64 LibreOffice_project/40$Build-2</meta:generator>
    <meta:document-statistic meta:table-count="2" meta:cell-count="274" meta:object-count="0"/>
  </office:meta>
</office:document-meta>
</file>